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24f49e0-7fff-101b-5521-68ab7acc1ab3"/>Github :</text:p>
      <text:p text:style-name="P1">Github permet d’héberger en ligne nos différents codes gratuitement. Nous pouvons également travailler en équipe sur le même projet/fichier. On peut voir toutes les modifications faite sur notre fichier.</text:p>
      <text:p text:style-name="Text_20_body"/>
      <text:p text:style-name="P1">Github Desktop :</text:p>
      <text:p text:style-name="P1">Github Desktop est un logiciel qui permet de synchroniser nos projets entre notre ordinateur et Github. Nous pouvons voir toutes les modifications faite au projet.</text:p>
      <text:p text:style-name="Text_20_body"/>
      <text:p text:style-name="P1">utilisation :</text:p>
      <text:list xml:id="list2034212883332702999" text:style-name="L1">
        <text:list-item>
          <text:p text:style-name="P2">Créer un répertoire sur Github</text:p>
        </text:list-item>
        <text:list-item>
          <text:p text:style-name="P2">Sur Github Desktop, ajouter un repertoire (ctrl+(shift)+O)</text:p>
        </text:list-item>
        <text:list-item>
          <text:p text:style-name="P2">Ajouter le répertoire voulu</text:p>
        </text:list-item>
        <text:list-item>
          <text:p text:style-name="P2">Puis nous pouvons ajouter notre projet dans notre repertoire</text:p>
        </text:list-item>
        <text:list-item>
          <text:p text:style-name="P2">Nous pouvons ensuite modifier nos fichiers sur Atom</text:p>
        </text:list-item>
        <text:list-item>
          <text:p text:style-name="P2">Appuyer sur Punlish branch pour publier notre sit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2:40:32.732000000</meta:creation-date>
    <dc:date>2018-09-25T22:41:13.677000000</dc:date>
    <meta:editing-duration>PT41S</meta:editing-duration>
    <meta:editing-cycles>1</meta:editing-cycles>
    <meta:document-statistic meta:table-count="0" meta:image-count="0" meta:object-count="0" meta:page-count="1" meta:paragraph-count="11" meta:word-count="108" meta:character-count="685" meta:non-whitespace-character-count="594"/>
    <meta:generator>LibreOffice/5.2.4.2$Windows_x86 LibreOffice_project/3d5603e1122f0f102b62521720ab13a38a4e0eb0</meta:generator>
  </office:meta>
</office:document-meta>
</file>